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reambule" style:family="table">
      <style:table-properties style:width="17cm" table:align="margins"/>
    </style:style>
    <style:style style:name="Preambule.A" style:family="table-column">
      <style:table-column-properties style:column-width="1.106cm" style:rel-column-width="627*"/>
    </style:style>
    <style:style style:name="Preambule.B" style:family="table-column">
      <style:table-column-properties style:column-width="1.083cm" style:rel-column-width="614*"/>
    </style:style>
    <style:style style:name="Preambule.C" style:family="table-column">
      <style:table-column-properties style:column-width="2.309cm" style:rel-column-width="1309*"/>
    </style:style>
    <style:style style:name="Preambule.D" style:family="table-column">
      <style:table-column-properties style:column-width="4.925cm" style:rel-column-width="2792*"/>
    </style:style>
    <style:style style:name="Preambule.E" style:family="table-column">
      <style:table-column-properties style:column-width="7.578cm" style:rel-column-width="4296*"/>
    </style:style>
    <style:style style:name="Preambu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eambule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eambu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eambule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eambule.13" style:family="table-row">
      <style:table-row-properties style:min-row-height="0.136cm"/>
    </style:style>
    <style:style style:name="P1" style:family="paragraph" style:parent-style-name="Standard">
      <style:text-properties officeooo:rsid="00187529" officeooo:paragraph-rsid="00187529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officeooo:rsid="00187529" officeooo:paragraph-rsid="001875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officeooo:rsid="00187529" officeooo:paragraph-rsid="001969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officeooo:rsid="001969dc" officeooo:paragraph-rsid="001969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officeooo:rsid="0019908c" officeooo:paragraph-rsid="001990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8ccbc"/>
    </style:style>
    <style:style style:name="T2" style:family="text">
      <style:text-properties officeooo:rsid="001969dc"/>
    </style:style>
    <style:style style:name="T3" style:family="text">
      <style:text-properties officeooo:rsid="001990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 file specification</text:p>
      <text:p text:style-name="P1"/>
      <table:table table:name="Preambule" table:style-name="Preambule">
        <table:table-column table:style-name="Preambule.A"/>
        <table:table-column table:style-name="Preambule.B"/>
        <table:table-column table:style-name="Preambule.C"/>
        <table:table-column table:style-name="Preambule.D"/>
        <table:table-column table:style-name="Preambule.E"/>
        <table:table-row>
          <table:table-cell table:style-name="Preambule.A1" table:number-columns-spanned="2" office:value-type="string">
            <text:p text:style-name="P2"/>
            <text:p text:style-name="P2">Byte index</text:p>
          </table:table-cell>
          <table:covered-table-cell/>
          <table:table-cell table:style-name="Preambule.A1" office:value-type="string">
            <text:p text:style-name="P2">Length (in bytes)</text:p>
          </table:table-cell>
          <table:table-cell table:style-name="Preambule.A1" office:value-type="string">
            <text:p text:style-name="P2">Value type</text:p>
          </table:table-cell>
          <table:table-cell table:style-name="Preambule.E1" office:value-type="string">
            <text:p text:style-name="P2">Value description</text:p>
          </table:table-cell>
        </table:table-row>
        <table:table-row>
          <table:table-cell table:style-name="Preambule.A2" table:number-columns-spanned="2" office:value-type="string">
            <text:p text:style-name="P2"/>
            <text:p text:style-name="P2">0-1</text:p>
          </table:table-cell>
          <table:covered-table-cell/>
          <table:table-cell table:style-name="Preambule.A2" office:value-type="string">
            <text:p text:style-name="P2">2</text:p>
          </table:table-cell>
          <table:table-cell table:style-name="Preambule.A2" office:value-type="string">
            <text:p text:style-name="P2">uint16_t (little endian)</text:p>
          </table:table-cell>
          <table:table-cell table:style-name="Preambule.E2" office:value-type="string">
            <text:p text:style-name="P2">Config file version</text:p>
          </table:table-cell>
        </table:table-row>
        <table:table-row>
          <table:table-cell table:style-name="Preambule.A2" table:number-columns-spanned="2" office:value-type="string">
            <text:p text:style-name="P2"/>
            <text:p text:style-name="P2">2-3</text:p>
          </table:table-cell>
          <table:covered-table-cell/>
          <table:table-cell table:style-name="Preambule.A2" office:value-type="string">
            <text:p text:style-name="P2">2</text:p>
          </table:table-cell>
          <table:table-cell table:style-name="Preambule.A2" office:value-type="string">
            <text:p text:style-name="P2">uint16_t (little endian)</text:p>
          </table:table-cell>
          <table:table-cell table:style-name="Preambule.E2" office:value-type="string">
            <text:p text:style-name="P2">Config file <text:span text:style-name="T1">sub</text:span>version</text:p>
          </table:table-cell>
        </table:table-row>
        <table:table-row>
          <table:table-cell table:style-name="Preambule.A2" table:number-columns-spanned="2" office:value-type="string">
            <text:p text:style-name="P2"/>
            <text:p text:style-name="P2">4-5</text:p>
          </table:table-cell>
          <table:covered-table-cell/>
          <table:table-cell table:style-name="Preambule.A2" office:value-type="string">
            <text:p text:style-name="P2">2</text:p>
          </table:table-cell>
          <table:table-cell table:style-name="Preambule.A2" office:value-type="string">
            <text:p text:style-name="P2">uint16_t (little endian)</text:p>
          </table:table-cell>
          <table:table-cell table:style-name="Preambule.E2" office:value-type="string">
            <text:p text:style-name="P2">CAN speed in bits per second</text:p>
          </table:table-cell>
        </table:table-row>
        <table:table-row>
          <table:table-cell table:style-name="Preambule.A2" table:number-columns-spanned="2" office:value-type="string">
            <text:p text:style-name="P2"/>
            <text:p text:style-name="P2">6</text:p>
          </table:table-cell>
          <table:covered-table-cell/>
          <table:table-cell table:style-name="Preambule.A2" office:value-type="string">
            <text:p text:style-name="P2">1</text:p>
          </table:table-cell>
          <table:table-cell table:style-name="Preambule.A2" office:value-type="string">
            <text:p text:style-name="P2">uint8_t (enum)</text:p>
            <text:p text:style-name="P3">GPS_FREQ_0.5Hz 0x01<text:line-break/>GPS_FREQ_1Hz 0x02</text:p>
            <text:p text:style-name="P3">GPS_FREQ_2Hz <text:span text:style-name="T2">0</text:span>x03<text:line-break/>GPS_FREQ_5Hz 0x04<text:line-break/>GPS_FREQ_10Hz 0x05</text:p>
          </table:table-cell>
          <table:table-cell table:style-name="Preambule.E2" office:value-type="string">
            <text:p text:style-name="P2">GPS <text:span text:style-name="T2">refreshing f</text:span>reqen<text:span text:style-name="T2">cy</text:span></text:p>
          </table:table-cell>
        </table:table-row>
        <table:table-row>
          <table:table-cell table:style-name="Preambule.A2" table:number-columns-spanned="2" office:value-type="string">
            <text:p text:style-name="P4"/>
            <text:p text:style-name="P4">7</text:p>
          </table:table-cell>
          <table:covered-table-cell/>
          <table:table-cell table:style-name="Preambule.A2" office:value-type="string">
            <text:p text:style-name="P4">1</text:p>
          </table:table-cell>
          <table:table-cell table:style-name="Preambule.A2" office:value-type="string">
            <text:p text:style-name="P4">uint8_t</text:p>
          </table:table-cell>
          <table:table-cell table:style-name="Preambule.E2" office:value-type="string">
            <text:p text:style-name="P4">GPS fixed point values fractional bits number</text:p>
          </table:table-cell>
        </table:table-row>
        <table:table-row>
          <table:table-cell table:style-name="Preambule.A2" table:number-columns-spanned="2" office:value-type="string">
            <text:p text:style-name="P4"/>
            <text:p text:style-name="P4">8-9</text:p>
          </table:table-cell>
          <table:covered-table-cell/>
          <table:table-cell table:style-name="Preambule.A2" office:value-type="string">
            <text:p text:style-name="P4">2</text:p>
          </table:table-cell>
          <table:table-cell table:style-name="Preambule.A2" office:value-type="string">
            <text:p text:style-name="P4">uint16_t (little endian)</text:p>
          </table:table-cell>
          <table:table-cell table:style-name="Preambule.E2" office:value-type="string">
            <text:p text:style-name="P4">Number of fractional bits</text:p>
          </table:table-cell>
        </table:table-row>
        <table:table-row>
          <table:table-cell table:style-name="Preambule.A2" table:number-columns-spanned="2" office:value-type="string">
            <text:p text:style-name="P4"/>
            <text:p text:style-name="P4">10-11</text:p>
          </table:table-cell>
          <table:covered-table-cell/>
          <table:table-cell table:style-name="Preambule.A2" office:value-type="string">
            <text:p text:style-name="P4">2</text:p>
          </table:table-cell>
          <table:table-cell table:style-name="Preambule.A2" office:value-type="string">
            <text:p text:style-name="P4">uint16_t (little endian)</text:p>
          </table:table-cell>
          <table:table-cell table:style-name="Preambule.E2" office:value-type="string">
            <text:p text:style-name="P4">Number of CAN frames (<text:span text:style-name="T3">NoF)</text:span></text:p>
          </table:table-cell>
        </table:table-row>
        <table:table-row>
          <table:table-cell table:style-name="Preambule.A2" table:number-rows-spanned="6" office:value-type="string">
            <text:p text:style-name="P5"/>
          </table:table-cell>
          <table:table-cell table:style-name="Preambule.A2" office:value-type="string">
            <text:p text:style-name="P5"/>
          </table:table-cell>
          <table:table-cell table:style-name="Preambule.A2" office:value-type="string">
            <text:p text:style-name="P5">2</text:p>
          </table:table-cell>
          <table:table-cell table:style-name="Preambule.A2" office:value-type="string">
            <text:p text:style-name="P4"/>
          </table:table-cell>
          <table:table-cell table:style-name="Preambule.E2" office:value-type="string">
            <text:p text:style-name="P4"/>
          </table:table-cell>
        </table:table-row>
        <table:table-row>
          <table:covered-table-cell/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E2" office:value-type="string">
            <text:p text:style-name="P4"/>
          </table:table-cell>
        </table:table-row>
        <table:table-row>
          <table:covered-table-cell/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E2" office:value-type="string">
            <text:p text:style-name="P4"/>
          </table:table-cell>
        </table:table-row>
        <table:table-row>
          <table:covered-table-cell/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E2" office:value-type="string">
            <text:p text:style-name="P4"/>
          </table:table-cell>
        </table:table-row>
        <table:table-row table:style-name="Preambule.13">
          <table:covered-table-cell/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E2" office:value-type="string">
            <text:p text:style-name="P4"/>
          </table:table-cell>
        </table:table-row>
        <table:table-row>
          <table:covered-table-cell/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A2" office:value-type="string">
            <text:p text:style-name="P4"/>
          </table:table-cell>
          <table:table-cell table:style-name="Preambule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21:15:05.283000000</meta:creation-date>
    <dc:date>2019-08-07T21:37:23.492000000</dc:date>
    <meta:editing-duration>PT11M58S</meta:editing-duration>
    <meta:editing-cycles>3</meta:editing-cycles>
    <meta:generator>LibreOffice/6.1.4.2$Windows_x86 LibreOffice_project/9d0f32d1f0b509096fd65e0d4bec26ddd1938fd3</meta:generator>
    <meta:document-statistic meta:table-count="1" meta:image-count="0" meta:object-count="0" meta:page-count="1" meta:paragraph-count="36" meta:word-count="86" meta:character-count="526" meta:non-whitespace-character-count="476"/>
  </office:meta>
</office:document-meta>
</file>